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number-columns-repeated="3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ginndatum</text:p>
          </table:table-cell>
          <table:table-cell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office:value-type="string" calcext:value-type="string">
            <text:p>Subject</text:p>
          </table:table-cell>
          <table:table-cell table:number-columns-repeated="4"/>
          <table:table-cell table:style-name="ce10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LogicFacade</text:p>
          </table:table-cell>
          <table:table-cell table:number-columns-repeated="4"/>
          <table:table-cell table:style-name="ce11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Input</text:p>
          </table:table-cell>
          <table:table-cell table:number-columns-repeated="4"/>
          <table:table-cell table:style-name="ce12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kpoint</text:p>
          </table:table-cell>
          <table:table-cell table:number-columns-repeated="4"/>
          <table:table-cell table:style-name="ce13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izeSugges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putValueSugges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ationalSuggestion</text:p>
          </table:table-cell>
          <table:table-cell table:number-columns-repeated="4"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RelationalSuggestion</text:p>
          </table:table-cell>
          <table:table-cell table:number-columns-repeated="4"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nterpreter</text:p>
          </table:table-cell>
          <table:table-cell office:value-type="string" calcext:value-type="string">
            <text:p>GenerationContr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andGenerationVisi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o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rayDeclar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rayDeclerationAssign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rayElementAssign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tineCal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turn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lar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larationAssign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sign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ile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f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fElse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tineCommand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Type</text:p>
          </table:table-cell>
          <table:table-cell office:value-type="string" calcext:value-type="string">
            <text:p>Benedikt</text:p>
          </table:table-cell>
          <table:table-cell table:number-columns-repeated="2" table:style-name="ce9" office:value-type="date" office:date-value="2018-01-08" calcext:value-type="date">
            <text:p>08.01.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ceIter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ceSt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ceStatePosi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ditionalBreakpoint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tchExpress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ScopeTuple</text:p>
          </table:table-cell>
          <table:table-cell office:value-type="string" calcext:value-type="string">
            <text:p>Benedikt</text:p>
          </table:table-cell>
          <table:table-cell table:number-columns-repeated="2" table:style-name="ce9" office:value-type="date" office:date-value="2018-01-09" calcext:value-type="date">
            <text:p>09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TermGenerationVisitor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9" calcext:value-type="date">
            <text:p>09.01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Term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ArrayAccessRelational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rrayAccess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ariableRelational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ariable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nstant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egative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BinaryArithmetic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Term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Float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Int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Long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Double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Char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Boolean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Array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ddi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Substrac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Multiplica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Divis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Modulo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Not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Binary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Or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And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MoreEqualComparis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Less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More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Less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Not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DL.Exceptions</text:p>
          </table:table-cell>
          <table:table-cell office:value-type="string" calcext:value-type="string">
            <text:p>DibuggerLogicExcep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riableNotFound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tineNotFoundExcep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singReturnCall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validProgram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gArgument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gTypeArgument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gNumberArgument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turnType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gTypeAssignment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readyDeclaredExcepti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ControlFaca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ceptionHand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eHandlerInterac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ugLogicController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GUIFaca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nInterfa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ugger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ision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rayValue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riableSuggestion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ressionPan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andPan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gramPan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chExpressionPan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dBreakpointPanel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Facade</text:p>
          </table:table-cell>
          <table:table-cell table:style-name="ce6" office:value-type="string" calcext:value-type="string">
            <text:p>FileHandlerFacad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Properties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Configuration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Language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Properties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DB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DB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Properties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RDBF</text:p>
          </table:table-cell>
          <table:table-cell table:style-name="ce6" office:value-type="string" calcext:value-type="string">
            <text:p>RDBFProp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DB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DB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Prop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Pars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Additions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Block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RDBFData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Excpetions</text:p>
          </table:table-cell>
          <table:table-cell table:style-name="ce6" office:value-type="string" calcext:value-type="string">
            <text:p>FileHandler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LanguageNotFound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ParseBlock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ParseAssignment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InvalidLineType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 style:data-style-name="N2" text:time-value="18:01:09.8363306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0T18:02:06.163512981</dc:date>
    <meta:editing-duration>PT44M28S</meta:editing-duration>
    <meta:editing-cycles>20</meta:editing-cycles>
    <meta:generator>LibreOffice/5.1.6.2$Linux_X86_64 LibreOffice_project/10m0$Build-2</meta:generator>
    <meta:document-statistic meta:table-count="3" meta:cell-count="265" meta:object-count="0"/>
  </office:meta>
</office:document-meta>
</file>